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b32e" officeooo:paragraph-rsid="0001b32e"/>
    </style:style>
    <style:style style:name="P2" style:family="paragraph" style:parent-style-name="Standard">
      <style:text-properties officeooo:rsid="00025e56" officeooo:paragraph-rsid="00025e56"/>
    </style:style>
    <style:style style:name="P3" style:family="paragraph" style:parent-style-name="Standard">
      <style:text-properties officeooo:rsid="0004724e" officeooo:paragraph-rsid="0004724e"/>
    </style:style>
    <style:style style:name="P4" style:family="paragraph" style:parent-style-name="Standard">
      <style:text-properties officeooo:rsid="0004724e" officeooo:paragraph-rsid="00060f47"/>
    </style:style>
    <style:style style:name="P5" style:family="paragraph" style:parent-style-name="Standard">
      <style:text-properties officeooo:paragraph-rsid="0004724e"/>
    </style:style>
    <style:style style:name="T1" style:family="text">
      <style:text-properties officeooo:rsid="00028a22"/>
    </style:style>
    <style:style style:name="T2" style:family="text">
      <style:text-properties officeooo:rsid="0004724e"/>
    </style:style>
    <style:style style:name="T3" style:family="text">
      <style:text-properties officeooo:rsid="00060f47"/>
    </style:style>
    <style:style style:name="T4" style:family="text">
      <style:text-properties fo:color="#94558d" style:font-name="DejaVu Sans Mono" fo:font-size="20.2999992370605pt"/>
    </style:style>
    <style:style style:name="T5" style:family="text">
      <style:text-properties fo:color="#6897bb" style:font-name="DejaVu Sans Mono" fo:font-size="20.2999992370605pt"/>
    </style:style>
    <style:style style:name="T6" style:family="text">
      <style:text-properties fo:color="#6897bb" style:font-name="DejaVu Sans Mono" fo:font-size="20.2999992370605pt" officeooo:rsid="00060f47"/>
    </style:style>
    <style:style style:name="T7" style:family="text">
      <style:text-properties fo:color="#a9b7c6" style:font-name="DejaVu Sans Mono" fo:font-size="20.299999237060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5 adjust thresh with reid distance <text:s/>(0.5 / 0.5 / 0.5)</text:p>
      <text:p text:style-name="P1">ver6 thres with iou + reid distance (0.7 / 0.4 / 0.4)</text:p>
      <text:p text:style-name="P1">ver7 add predict to from_h <text:span text:style-name="T1">&amp; iou reid distance ratio</text:span></text:p>
      <text:p text:style-name="P2">ver8 add thresh score with classifier net (r fcn to distinguish person or not)</text:p>
      <text:p text:style-name="P2"/>
      <text:p text:style-name="P5"><text:span text:style-name="T2">ver15 last part out_lost_stracks 0.3 → 0.5 and </text:span><text:span text:style-name="T4">self</text:span><text:span text:style-name="T7">.frame_id - t.end_frame &lt;= </text:span><text:span text:style-name="T5">4 </text:span><text:span text:style-name="T6">erased</text:span></text:p>
      <text:p text:style-name="P3"/>
      <text:p text:style-name="P4">ver16 <text:s/>last part out_lost_stracks 0.3 → 0.5</text:p>
      <text:p text:style-name="P3">ver17 u_lost track a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7:19:59.139814132</meta:creation-date>
    <meta:editing-duration>PT19H40M53S</meta:editing-duration>
    <meta:editing-cycles>2</meta:editing-cycles>
    <meta:generator>LibreOffice/6.0.7.3$Linux_X86_64 LibreOffice_project/00m0$Build-3</meta:generator>
    <dc:date>2019-05-28T19:30:32.420122069</dc:date>
    <meta:document-statistic meta:table-count="0" meta:image-count="0" meta:object-count="0" meta:page-count="1" meta:paragraph-count="7" meta:word-count="72" meta:character-count="390" meta:non-whitespace-character-count="323"/>
  </office:meta>
</office:document-meta>
</file>